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zxx" fo:country="none" officeooo:rsid="0010b58f" officeooo:paragraph-rsid="0010b58f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3" style:family="paragraph" style:parent-style-name="Standard" style:list-style-name="L5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4" style:family="paragraph" style:parent-style-name="Standard" style:list-style-name="L5">
      <style:text-properties fo:language="zxx" fo:country="none" officeooo:rsid="0010b58f" officeooo:paragraph-rsid="00126041" style:language-asian="zxx" style:country-asian="none" style:language-complex="zxx" style:country-complex="none"/>
    </style:style>
    <style:style style:name="P5" style:family="paragraph" style:parent-style-name="Standard" style:list-style-name="L6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6" style:family="paragraph" style:parent-style-name="Standard" style:list-style-name="L6">
      <style:text-properties fo:language="zxx" fo:country="none" officeooo:rsid="0011bc6c" officeooo:paragraph-rsid="0011bc6c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vity Navigator – Pre Alpha Specification </text:p>
      <text:p text:style-name="P2"/>
      <text:p text:style-name="P2">To do:</text:p>
      <text:p text:style-name="P2"/>
      <text:list xml:id="list1669833326392735268" text:style-name="L5">
        <text:list-item>
          <text:p text:style-name="P3">Prototypkarta</text:p>
          <text:list>
            <text:list-item>
              <text:p text:style-name="P3">Designa (hårdkoda) ett solsystem roligt att spela på </text:p>
            </text:list-item>
            <text:list-item>
              <text:p text:style-name="P3">Gravitation ska vara svagt stabiliserande</text:p>
            </text:list-item>
          </text:list>
        </text:list-item>
        <text:list-item>
          <text:p text:style-name="P3">Gameplay</text:p>
          <text:list>
            <text:list-item>
              <text:p text:style-name="P3">Tid, överlev så länge du kan </text:p>
            </text:list-item>
            <text:list-item>
              <text:p text:style-name="P3">Instakill vid krock</text:p>
            </text:list-item>
            <text:list-item>
              <text:p text:style-name="P3">Meny som man startar spelet från</text:p>
            </text:list-item>
            <text:list-item>
              <text:p text:style-name="P3">Spelet minns bästa tid i minnet</text:p>
            </text:list-item>
          </text:list>
        </text:list-item>
        <text:list-item>
          <text:p text:style-name="P3">Interface HUD</text:p>
          <text:list>
            <text:list-item>
              <text:p text:style-name="P3">Bränslemätare (sista X% av bränsle avtar max thrust på nåt bra sätt)</text:p>
            </text:list-item>
            <text:list-item>
              <text:p text:style-name="P3">Tidmätare</text:p>
            </text:list-item>
          </text:list>
        </text:list-item>
        <text:list-item>
          <text:p text:style-name="P3">Graphics</text:p>
          <text:list>
            <text:list-item>
              <text:p text:style-name="P3">Byt ut fula texturer för allt</text:p>
            </text:list-item>
            <text:list-item>
              <text:p text:style-name="P3">1 lager för bakgrund på kartan</text:p>
            </text:list-item>
            <text:list-item>
              <text:p text:style-name="P4">Animationer (motor för spaceship och death explosion)</text:p>
            </text:list-item>
            <text:list-item>
              <text:p text:style-name="P4">Enkla spår från objekt</text:p>
            </text:list-item>
          </text:list>
        </text:list-item>
        <text:list-item>
          <text:p text:style-name="P3">Music</text:p>
          <text:list>
            <text:list-item>
              <text:p text:style-name="P3">En musikslinga</text:p>
            </text:list-item>
            <text:list-item>
              <text:p text:style-name="P3">Ljud när man gasar</text:p>
            </text:list-item>
            <text:list-item>
              <text:p text:style-name="P3">Ljud när man dör</text:p>
            </text:list-item>
            <text:list-item>
              <text:p text:style-name="P3">Dramatisk muskik när du dött</text:p>
            </text:list-item>
          </text:list>
        </text:list-item>
        <text:list-item>
          <text:p text:style-name="P3">Debugga detta på en ANDROID!</text:p>
        </text:list-item>
        <text:list-item>
          <text:p text:style-name="P3">Testa och finslipa!</text:p>
        </text:list-item>
      </text:list>
      <text:p text:style-name="P2"/>
      <text:p text:style-name="P2">Not to do:</text:p>
      <text:p text:style-name="P2"/>
      <text:list xml:id="list1934139387179379065" text:style-name="L6">
        <text:list-item>
          <text:p text:style-name="P5">Inga jävla galaxer!!!</text:p>
        </text:list-item>
        <text:list-item>
          <text:p text:style-name="P5">Fysik för kollisioner</text:p>
        </text:list-item>
        <text:list-item>
          <text:p text:style-name="P6">Inga kollisoner mellan stenar</text:p>
        </text:list-item>
        <text:list-item>
          <text:p text:style-name="P6">Endast simpel HUD</text:p>
        </text:list-item>
        <text:list-item>
          <text:p text:style-name="P6">Inga power ups</text:p>
        </text:list-item>
        <text:list-item>
          <text:p text:style-name="P6">Överdesigna inget (design i grafik etc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er Carlsson</meta:initial-creator>
    <meta:creation-date>2014-07-16T10:58:40.757459839</meta:creation-date>
    <dc:date>2014-07-16T11:39:54.580195274</dc:date>
    <dc:creator>Kristofer Carlsson</dc:creator>
    <meta:editing-duration>PT25M13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32" meta:word-count="160" meta:character-count="818" meta:non-whitespace-character-count="714"/>
  </office:meta>
</office:document-meta>
</file>